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33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9Z129"/>SURAT KEPUTUSAN</text:p>
      <text:p text:style-name="P8">No. / 422 / 454 /Adm.Sek</text:p>
      <text:p text:style-name="P9"/>
      <text:p text:style-name="P10">Berdasarkan :</text:p>
      <text:list xml:id="list209464574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MUTIARA PUTRI</text:span></text:p>
      <text:p text:style-name="P12"><text:span text:style-name="T2"><text:tab/><text:tab/>Tempat, Tanggal Lahir<text:tab/>: Serang, 07-03-2002</text:span></text:p>
      <text:p text:style-name="P12"><text:span text:style-name="T2"><text:tab/><text:tab/>NISN<text:tab/><text:tab/><text:tab/><text:tab/>: 0025771669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9Z1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9Z131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9Z129"/><text:bookmark-end text:name="_Hlk481362583MailMergeMark2020-05-06T03:14:49Z1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7.831233060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21" meta:non-whitespace-character-count="91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